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00b81d1" officeooo:paragraph-rsid="000b81d1"/>
    </style:style>
    <style:style style:name="P2" style:family="paragraph" style:parent-style-name="Text_20_body" style:list-style-name="L1">
      <style:text-properties officeooo:rsid="000d36d0" officeooo:paragraph-rsid="000d36d0"/>
    </style:style>
    <style:style style:name="P3" style:family="paragraph" style:parent-style-name="Text_20_body" style:list-style-name="L1">
      <style:text-properties officeooo:rsid="00107f44" officeooo:paragraph-rsid="00107f44"/>
    </style:style>
    <style:style style:name="P4" style:family="paragraph" style:parent-style-name="Text_20_body">
      <style:text-properties officeooo:paragraph-rsid="00149d5b"/>
    </style:style>
    <style:style style:name="P5" style:family="paragraph" style:parent-style-name="Text_20_body">
      <style:text-properties officeooo:rsid="001d9ec2" officeooo:paragraph-rsid="001d9ec2"/>
    </style:style>
    <style:style style:name="P6" style:family="paragraph" style:parent-style-name="Title">
      <style:text-properties officeooo:rsid="0012018b" officeooo:paragraph-rsid="0012018b"/>
    </style:style>
    <style:style style:name="P7" style:family="paragraph" style:parent-style-name="Heading_20_2">
      <style:text-properties officeooo:rsid="0010841b" officeooo:paragraph-rsid="0010841b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d5b" officeooo:paragraph-rsid="00149d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4d3" officeooo:paragraph-rsid="00158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70f6" officeooo:paragraph-rsid="001770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ff7" officeooo:paragraph-rsid="0018e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7f8" officeooo:paragraph-rsid="001af7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fa5" officeooo:paragraph-rsid="001bdf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ec2" officeooo:paragraph-rsid="001d9e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9d5b" officeooo:paragraph-rsid="00149d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f7f8" officeooo:paragraph-rsid="001af7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c7" officeooo:paragraph-rsid="001bb2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ea880"/>
    </style:style>
    <style:style style:name="T2" style:family="text">
      <style:text-properties officeooo:rsid="00107f44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4a3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ceholder Report</text:p>
      <text:h text:style-name="P1" text:outline-level="1">Design of experiment</text:h>
      <text:list xml:id="list3808390306" text:style-name="L1">
        <text:list-item>
          <text:p text:style-name="P2">Measure the time taken for a set of determined inputs</text:p>
        </text:list-item>
        <text:list-item>
          <text:p text:style-name="P2">Measure the times taken for differently formatted data sets:</text:p>
          <text:list>
            <text:list-item>
              <text:p text:style-name="P2">Duplicates and unique</text:p>
            </text:list-item>
            <text:list-item>
              <text:p text:style-name="P2">Reversed, sorted, random</text:p>
            </text:list-item>
          </text:list>
        </text:list-item>
        <text:list-item>
          <text:p text:style-name="P3">Determine if a sorting algorithm is stable or not stable, which is potentially a significant indicator of the type and sub-type of the algorithm being used</text:p>
        </text:list-item>
        <text:list-item>
          <text:p text:style-name="P2">Estimate the time complexity of the algorithm based on the measured results, <text:span text:style-name="T2">which are generally very predictable</text:span></text:p>
        </text:list-item>
        <text:list-item>
          <text:p text:style-name="P2">Depending on the algorithm being tested, discernible differences may be <text:span text:style-name="T1">apparent in the results</text:span></text:p>
        </text:list-item>
      </text:list>
      <text:h text:style-name="P7" text:outline-level="2">Results of experiment</text:h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SortA</text:p>
          </table:table-cell>
          <table:table-cell table:style-name="Table1.C1" office:value-type="string">
            <text:p text:style-name="P16">SortB</text:p>
          </table:table-cell>
        </table:table-row>
        <table:table-row>
          <table:table-cell table:style-name="Table1.A2" office:value-type="string">
            <text:p text:style-name="P16">Estimated time complexity for average case</text:p>
          </table:table-cell>
          <table:table-cell table:style-name="Table1.A2" office:value-type="string">
            <text:p text:style-name="P9">O(N<text:span text:style-name="T3">2</text:span><text:span text:style-name="T4">)</text:span></text:p>
          </table:table-cell>
          <table:table-cell table:style-name="Table1.C2" office:value-type="string">
            <text:p text:style-name="P9">O(Nlog(N))</text:p>
          </table:table-cell>
        </table:table-row>
        <table:table-row>
          <table:table-cell table:style-name="Table1.A2" office:value-type="string">
            <text:p text:style-name="P16">Random no duplicates input</text:p>
          </table:table-cell>
          <table:table-cell table:style-name="Table1.A2" office:value-type="string">
            <text:p text:style-name="P9">Nothing of interest</text:p>
          </table:table-cell>
          <table:table-cell table:style-name="Table1.C2" office:value-type="string">
            <text:p text:style-name="P9">Performed significantly worse than sorted and reversed inputs</text:p>
          </table:table-cell>
        </table:table-row>
        <table:table-row>
          <table:table-cell table:style-name="Table1.A2" office:value-type="string">
            <text:p text:style-name="P16">Sorted no duplicates input</text:p>
          </table:table-cell>
          <table:table-cell table:style-name="Table1.C2" table:number-columns-spanned="2" office:value-type="string">
            <text:p text:style-name="P9">Did not check if list was presorted</text:p>
          </table:table-cell>
          <table:covered-table-cell/>
        </table:table-row>
        <table:table-row>
          <table:table-cell table:style-name="Table1.A2" office:value-type="string">
            <text:p text:style-name="P16">Reversed no duplicates input</text:p>
          </table:table-cell>
          <table:table-cell table:style-name="Table1.A2" office:value-type="string">
            <text:p text:style-name="P9">Performed marginally faster than other input orders</text:p>
          </table:table-cell>
          <table:table-cell table:style-name="Table1.C2" office:value-type="string">
            <text:p text:style-name="P9">Performed measurably better than <text:span text:style-name="T5">sorted input</text:span></text:p>
          </table:table-cell>
        </table:table-row>
        <table:table-row>
          <table:table-cell table:style-name="Table1.A2" office:value-type="string">
            <text:p text:style-name="P16">Random duplicates input</text:p>
          </table:table-cell>
          <table:table-cell table:style-name="Table1.A2" office:value-type="string">
            <text:p text:style-name="P10">Nothing of interest</text:p>
          </table:table-cell>
          <table:table-cell table:style-name="Table1.C2" office:value-type="string">
            <text:p text:style-name="P10">Also performed significantly worse than other types of inputs</text:p>
          </table:table-cell>
        </table:table-row>
        <table:table-row>
          <table:table-cell table:style-name="Table1.A2" office:value-type="string">
            <text:p text:style-name="P16">Sorted duplicates input</text:p>
          </table:table-cell>
          <table:table-cell table:style-name="Table1.A2" office:value-type="string">
            <text:p text:style-name="P11">Performance was slightly better than the random duplicates</text:p>
            <text:p text:style-name="P11">Indicates no presorted list check</text:p>
          </table:table-cell>
          <table:table-cell table:style-name="Table1.C2" office:value-type="string">
            <text:p text:style-name="P12">Performed much better than random duplicate input, and measurably worse than reversed duplicate</text:p>
          </table:table-cell>
        </table:table-row>
        <table:table-row>
          <table:table-cell table:style-name="Table1.A2" office:value-type="string">
            <text:p text:style-name="P16">Reversed duplicates input</text:p>
          </table:table-cell>
          <table:table-cell table:style-name="Table1.A2" office:value-type="string">
            <text:p text:style-name="P10">Performed significantly worse than other input orders, and the non-duplicate reversed input</text:p>
            <text:p text:style-name="P10">*Indicates a significant disadvantage of the algorithm when dealing with reversed duplicate inputs</text:p>
          </table:table-cell>
          <table:table-cell table:style-name="Table1.C2" office:value-type="string">
            <text:p text:style-name="P11">Performed measurably better than sorted input</text:p>
          </table:table-cell>
        </table:table-row>
        <table:table-row>
          <table:table-cell table:style-name="Table1.A2" office:value-type="string">
            <text:p text:style-name="P17">Stability</text:p>
          </table:table-cell>
          <table:table-cell table:style-name="Table1.A2" office:value-type="string">
            <text:p text:style-name="P13">Not stable</text:p>
          </table:table-cell>
          <table:table-cell table:style-name="Table1.C2" office:value-type="string">
            <text:p text:style-name="P13">Not stable</text:p>
          </table:table-cell>
        </table:table-row>
        <table:table-row>
          <table:table-cell table:style-name="Table1.A2" office:value-type="string">
            <text:p text:style-name="P18">Consistency</text:p>
          </table:table-cell>
          <table:table-cell table:style-name="Table1.A2" office:value-type="string">
            <text:p text:style-name="P14">Consistent algorithm </text:p>
            <text:p text:style-name="P15"><text:soft-page-break/>No significant range in times</text:p>
          </table:table-cell>
          <table:table-cell table:style-name="Table1.C2" office:value-type="string">
            <text:p text:style-name="P14">Consistent algorithm</text:p>
            <text:p text:style-name="P15"><text:soft-page-break/>No significant range in times</text:p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5:10:26.395086093</meta:creation-date>
    <dc:date>2018-03-23T16:08:46.359380134</dc:date>
    <meta:editing-duration>PT46M13S</meta:editing-duration>
    <meta:editing-cycles>16</meta:editing-cycles>
    <meta:generator>LibreOffice/6.0.1.1$Linux_X86_64 LibreOffice_project/60bfb1526849283ce2491346ed2aa51c465abfe6</meta:generator>
    <meta:document-statistic meta:table-count="1" meta:image-count="0" meta:object-count="0" meta:page-count="2" meta:paragraph-count="42" meta:word-count="248" meta:character-count="1655" meta:non-whitespace-character-count="1455"/>
  </office:meta>
</office:document-meta>
</file>